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4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" table:style-name="ta1">
        <table:shapes>
          <draw:frame draw:z-index="0" draw:style-name="gr1" draw:text-style-name="P1" svg:width="28.589cm" svg:height="19.158cm" svg:x="2.322cm" svg:y="0.108cm">
            <draw:object draw:notify-on-update-of-ranges="histogram.A1:histogram.A1000 histogram.B1:histogram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7" calcext:value-type="float">
            <text:p>-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9" calcext:value-type="float">
            <text:p>-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7" calcext:value-type="float">
            <text:p>-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9" calcext:value-type="float">
            <text:p>-4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3" calcext:value-type="float">
            <text:p>-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8" calcext:value-type="float">
            <text:p>-4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5" calcext:value-type="float">
            <text:p>-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4" calcext:value-type="float">
            <text:p>-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2" calcext:value-type="float">
            <text:p>-4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0" calcext:value-type="float">
            <text:p>-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7" calcext:value-type="float">
            <text:p>-4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6" calcext:value-type="float">
            <text:p>-4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2" calcext:value-type="float">
            <text:p>-4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9" calcext:value-type="float">
            <text:p>-4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7" calcext:value-type="float">
            <text:p>-4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5" calcext:value-type="float">
            <text:p>-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3" calcext:value-type="float">
            <text:p>-4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2" calcext:value-type="float">
            <text:p>-4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1" calcext:value-type="float">
            <text:p>-4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8" calcext:value-type="float">
            <text:p>-4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5" calcext:value-type="float">
            <text:p>-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3" calcext:value-type="float">
            <text:p>-4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9" calcext:value-type="float">
            <text:p>-4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8" calcext:value-type="float">
            <text:p>-4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7" calcext:value-type="float">
            <text:p>-4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5" calcext:value-type="float">
            <text:p>-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4" calcext:value-type="float">
            <text:p>-4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3" calcext:value-type="float">
            <text:p>-4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1" calcext:value-type="float">
            <text:p>-4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9" calcext:value-type="float">
            <text:p>-3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7" calcext:value-type="float">
            <text:p>-3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6" calcext:value-type="float">
            <text:p>-3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5" calcext:value-type="float">
            <text:p>-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4" calcext:value-type="float">
            <text:p>-3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3" calcext:value-type="float">
            <text:p>-3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90" calcext:value-type="float">
            <text:p>-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7" calcext:value-type="float">
            <text:p>-3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6" calcext:value-type="float">
            <text:p>-3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5" calcext:value-type="float">
            <text:p>-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2" calcext:value-type="float">
            <text:p>-3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1" calcext:value-type="float">
            <text:p>-3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9" calcext:value-type="float">
            <text:p>-3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8" calcext:value-type="float">
            <text:p>-3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7" calcext:value-type="float">
            <text:p>-3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6" calcext:value-type="float">
            <text:p>-3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4" calcext:value-type="float">
            <text:p>-3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3" calcext:value-type="float">
            <text:p>-3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9" calcext:value-type="float">
            <text:p>-3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7" calcext:value-type="float">
            <text:p>-3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6" calcext:value-type="float">
            <text:p>-3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5" calcext:value-type="float">
            <text:p>-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3" calcext:value-type="float">
            <text:p>-3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1" calcext:value-type="float">
            <text:p>-3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9" calcext:value-type="float">
            <text:p>-3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7" calcext:value-type="float">
            <text:p>-3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5" calcext:value-type="float">
            <text:p>-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4" calcext:value-type="float">
            <text:p>-3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9" calcext:value-type="float">
            <text:p>-3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7" calcext:value-type="float">
            <text:p>-3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5" calcext:value-type="float">
            <text:p>-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3" calcext:value-type="float">
            <text:p>-3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1" calcext:value-type="float">
            <text:p>-3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0" calcext:value-type="float">
            <text:p>-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9" calcext:value-type="float">
            <text:p>-3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8" calcext:value-type="float">
            <text:p>-3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6" calcext:value-type="float">
            <text:p>-3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5" calcext:value-type="float">
            <text:p>-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1" calcext:value-type="float">
            <text:p>-3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7" calcext:value-type="float">
            <text:p>-3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6" calcext:value-type="float">
            <text:p>-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4" calcext:value-type="float">
            <text:p>-3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3" calcext:value-type="float">
            <text:p>-3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1" calcext:value-type="float">
            <text:p>-3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3" calcext:value-type="float">
            <text:p>-2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1" calcext:value-type="float">
            <text:p>-2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3" calcext:value-type="float">
            <text:p>-2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70" calcext:value-type="float">
            <text:p>-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639" calcext:value-type="float">
            <text:p>1639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779" calcext:value-type="float">
            <text:p>2779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175" calcext:value-type="float">
            <text:p>3175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177" calcext:value-type="float">
            <text:p>4177</text:p>
          </table:table-cell>
          <table:table-cell table:number-columns-repeated="3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5277" calcext:value-type="float">
            <text:p>5277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5895" calcext:value-type="float">
            <text:p>5895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475" calcext:value-type="float">
            <text:p>6475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341" calcext:value-type="float">
            <text:p>7341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029" calcext:value-type="float">
            <text:p>8029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8675" calcext:value-type="float">
            <text:p>8675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0473" calcext:value-type="float">
            <text:p>10473</text:p>
          </table:table-cell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233" calcext:value-type="float">
            <text:p>11233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2427" calcext:value-type="float">
            <text:p>12427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3256" calcext:value-type="float">
            <text:p>13256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4278" calcext:value-type="float">
            <text:p>14278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5017" calcext:value-type="float">
            <text:p>15017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5882" calcext:value-type="float">
            <text:p>15882</text:p>
          </table:table-cell>
          <table:table-cell/>
          <table:table-cell office:value-type="string" calcext:value-type="string">
            <text:p>Odległość 1</text:p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dległość 30</text:p>
          </table:table-cell>
          <table:table-cell table:formula="of:=SUM([.B531];[.B471])" office:value-type="float" office:value="31811" calcext:value-type="float">
            <text:p>3181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6953" calcext:value-type="float">
            <text:p>16953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8053" calcext:value-type="float">
            <text:p>18053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8892" calcext:value-type="float">
            <text:p>18892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0007" calcext:value-type="float">
            <text:p>20007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0613" calcext:value-type="float">
            <text:p>20613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1548" calcext:value-type="float">
            <text:p>21548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2255" calcext:value-type="float">
            <text:p>22255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2962" calcext:value-type="float">
            <text:p>22962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3281" calcext:value-type="float">
            <text:p>23281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3788" calcext:value-type="float">
            <text:p>23788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4484" calcext:value-type="float">
            <text:p>24484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740" calcext:value-type="float">
            <text:p>24740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4502" calcext:value-type="float">
            <text:p>24502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5478" calcext:value-type="float">
            <text:p>25478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99" calcext:value-type="float">
            <text:p>250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12" calcext:value-type="float">
            <text:p>253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58" calcext:value-type="float">
            <text:p>250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63" calcext:value-type="float">
            <text:p>2496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81" calcext:value-type="float">
            <text:p>245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29" calcext:value-type="float">
            <text:p>237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00" calcext:value-type="float">
            <text:p>234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9" calcext:value-type="float">
            <text:p>2301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33" calcext:value-type="float">
            <text:p>223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346" calcext:value-type="float">
            <text:p>2134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66" calcext:value-type="float">
            <text:p>2076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767" calcext:value-type="float">
            <text:p>1976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043" calcext:value-type="float">
            <text:p>1904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22" calcext:value-type="float">
            <text:p>181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996" calcext:value-type="float">
            <text:p>1699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929" calcext:value-type="float">
            <text:p>159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98" calcext:value-type="float">
            <text:p>1509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266" calcext:value-type="float">
            <text:p>1426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116" calcext:value-type="float">
            <text:p>1311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17" calcext:value-type="float">
            <text:p>1211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61" calcext:value-type="float">
            <text:p>1136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85" calcext:value-type="float">
            <text:p>1038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885" calcext:value-type="float">
            <text:p>88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59" calcext:value-type="float">
            <text:p>735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07" calcext:value-type="float">
            <text:p>650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15" calcext:value-type="float">
            <text:p>581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08" calcext:value-type="float">
            <text:p>470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83" calcext:value-type="float">
            <text:p>418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93" calcext:value-type="float">
            <text:p>289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65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21:09:10.1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21:22:26.313000000</dc:date>
    <meta:editing-duration>PT4M13S</meta:editing-duration>
    <meta:editing-cycles>2</meta:editing-cycles>
    <meta:generator>LibreOffice/7.0.4.2$Windows_X86_64 LibreOffice_project/dcf040e67528d9187c66b2379df5ea4407429775</meta:generator>
    <meta:document-statistic meta:table-count="1" meta:cell-count="20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9cm" svg:height="19.159cm" xlink:href=".." xlink:type="simple" chart:class="chart:bar" chart:style-name="ch1">
        <chart:plot-area chart:style-name="ch2" table:cell-range-address="histogram.A1:histogram.B1000" svg:x="0.571cm" svg:y="0.383cm" svg:width="27.448cm" svg:height="18.393cm">
          <chart:coordinate-region svg:x="1.775cm" svg:y="0.585cm" svg:width="26.244cm" svg:height="17.9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.A1:histogram.A1000" chart:class="chart:bar">
            <chart:data-point chart:repeated="1000"/>
          </chart:series>
          <chart:series chart:style-name="ch7" chart:values-cell-range-address="histogram.B1:histogram.B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">
                <text:p>-500</text:p>
                <draw:g>
                  <svg:desc>histogram.A1:histogram.A1000</svg:desc>
                </draw:g>
              </table:table-cell>
              <table:table-cell office:value-type="float" office:value="0">
                <text:p>0</text:p>
                <draw:g>
                  <svg:desc>histogram.B1:histogram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9">
                <text:p>-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98">
                <text:p>-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7">
                <text:p>-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96">
                <text:p>-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5">
                <text:p>-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94">
                <text:p>-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93">
                <text:p>-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92">
                <text:p>-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91">
                <text:p>-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90">
                <text:p>-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89">
                <text:p>-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88">
                <text:p>-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87">
                <text:p>-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5">
                <text:p>-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84">
                <text:p>-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3">
                <text:p>-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82">
                <text:p>-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81">
                <text:p>-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80">
                <text:p>-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79">
                <text:p>-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78">
                <text:p>-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77">
                <text:p>-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76">
                <text:p>-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75">
                <text:p>-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74">
                <text:p>-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3">
                <text:p>-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72">
                <text:p>-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71">
                <text:p>-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70">
                <text:p>-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69">
                <text:p>-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68">
                <text:p>-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67">
                <text:p>-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66">
                <text:p>-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65">
                <text:p>-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4">
                <text:p>-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63">
                <text:p>-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62">
                <text:p>-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61">
                <text:p>-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60">
                <text:p>-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59">
                <text:p>-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58">
                <text:p>-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57">
                <text:p>-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56">
                <text:p>-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55">
                <text:p>-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54">
                <text:p>-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53">
                <text:p>-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52">
                <text:p>-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51">
                <text:p>-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50">
                <text:p>-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49">
                <text:p>-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48">
                <text:p>-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47">
                <text:p>-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46">
                <text:p>-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5">
                <text:p>-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4">
                <text:p>-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43">
                <text:p>-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42">
                <text:p>-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41">
                <text:p>-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39">
                <text:p>-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38">
                <text:p>-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37">
                <text:p>-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36">
                <text:p>-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35">
                <text:p>-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4">
                <text:p>-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33">
                <text:p>-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32">
                <text:p>-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31">
                <text:p>-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30">
                <text:p>-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29">
                <text:p>-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8">
                <text:p>-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27">
                <text:p>-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26">
                <text:p>-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25">
                <text:p>-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24">
                <text:p>-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23">
                <text:p>-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22">
                <text:p>-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21">
                <text:p>-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20">
                <text:p>-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19">
                <text:p>-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18">
                <text:p>-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17">
                <text:p>-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16">
                <text:p>-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15">
                <text:p>-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14">
                <text:p>-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13">
                <text:p>-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12">
                <text:p>-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11">
                <text:p>-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10">
                <text:p>-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09">
                <text:p>-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08">
                <text:p>-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07">
                <text:p>-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06">
                <text:p>-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5">
                <text:p>-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04">
                <text:p>-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03">
                <text:p>-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02">
                <text:p>-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01">
                <text:p>-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99">
                <text:p>-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98">
                <text:p>-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97">
                <text:p>-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96">
                <text:p>-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95">
                <text:p>-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94">
                <text:p>-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93">
                <text:p>-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92">
                <text:p>-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91">
                <text:p>-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90">
                <text:p>-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89">
                <text:p>-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8">
                <text:p>-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7">
                <text:p>-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86">
                <text:p>-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85">
                <text:p>-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4">
                <text:p>-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83">
                <text:p>-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2">
                <text:p>-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81">
                <text:p>-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79">
                <text:p>-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78">
                <text:p>-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77">
                <text:p>-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76">
                <text:p>-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75">
                <text:p>-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4">
                <text:p>-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73">
                <text:p>-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72">
                <text:p>-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71">
                <text:p>-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70">
                <text:p>-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69">
                <text:p>-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68">
                <text:p>-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67">
                <text:p>-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66">
                <text:p>-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65">
                <text:p>-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4">
                <text:p>-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63">
                <text:p>-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62">
                <text:p>-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61">
                <text:p>-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60">
                <text:p>-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59">
                <text:p>-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58">
                <text:p>-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57">
                <text:p>-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56">
                <text:p>-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5">
                <text:p>-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54">
                <text:p>-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53">
                <text:p>-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2">
                <text:p>-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51">
                <text:p>-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50">
                <text:p>-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49">
                <text:p>-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48">
                <text:p>-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47">
                <text:p>-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46">
                <text:p>-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45">
                <text:p>-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44">
                <text:p>-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43">
                <text:p>-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42">
                <text:p>-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41">
                <text:p>-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40">
                <text:p>-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39">
                <text:p>-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38">
                <text:p>-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7">
                <text:p>-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36">
                <text:p>-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35">
                <text:p>-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34">
                <text:p>-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33">
                <text:p>-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32">
                <text:p>-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31">
                <text:p>-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0">
                <text:p>-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29">
                <text:p>-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18">
                <text:p>-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96">
                <text:p>-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94">
                <text:p>-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93">
                <text:p>-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91">
                <text:p>-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7">
                <text:p>-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82">
                <text:p>-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63">
                <text:p>-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62">
                <text:p>-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61">
                <text:p>-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60">
                <text:p>-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59">
                <text:p>-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58">
                <text:p>-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57">
                <text:p>-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56">
                <text:p>-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55">
                <text:p>-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54">
                <text:p>-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53">
                <text:p>-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47">
                <text:p>-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46">
                <text:p>-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44">
                <text:p>-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41">
                <text:p>-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39">
                <text:p>-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38">
                <text:p>-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37">
                <text:p>-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36">
                <text:p>-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35">
                <text:p>-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34">
                <text:p>-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33">
                <text:p>-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29">
                <text:p>-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28">
                <text:p>-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27">
                <text:p>-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25">
                <text:p>-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24">
                <text:p>-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23">
                <text:p>-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22">
                <text:p>-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21">
                <text:p>-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20">
                <text:p>-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19">
                <text:p>-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18">
                <text:p>-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17">
                <text:p>-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15">
                <text:p>-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14">
                <text:p>-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13">
                <text:p>-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12">
                <text:p>-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1">
                <text:p>-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10">
                <text:p>-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09">
                <text:p>-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08">
                <text:p>-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07">
                <text:p>-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06">
                <text:p>-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05">
                <text:p>-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04">
                <text:p>-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03">
                <text:p>-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02">
                <text:p>-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01">
                <text:p>-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99">
                <text:p>-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97">
                <text:p>-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96">
                <text:p>-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95">
                <text:p>-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94">
                <text:p>-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93">
                <text:p>-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92">
                <text:p>-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91">
                <text:p>-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90">
                <text:p>-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89">
                <text:p>-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88">
                <text:p>-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87">
                <text:p>-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86">
                <text:p>-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85">
                <text:p>-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4">
                <text:p>-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83">
                <text:p>-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82">
                <text:p>-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1">
                <text:p>-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80">
                <text:p>-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79">
                <text:p>-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77">
                <text:p>-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76">
                <text:p>-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75">
                <text:p>-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74">
                <text:p>-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73">
                <text:p>-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72">
                <text:p>-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71">
                <text:p>-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70">
                <text:p>-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69">
                <text:p>-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68">
                <text:p>-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66">
                <text:p>-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65">
                <text:p>-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64">
                <text:p>-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63">
                <text:p>-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62">
                <text:p>-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61">
                <text:p>-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59">
                <text:p>-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58">
                <text:p>-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57">
                <text:p>-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55">
                <text:p>-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54">
                <text:p>-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53">
                <text:p>-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52">
                <text:p>-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51">
                <text:p>-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50">
                <text:p>-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48">
                <text:p>-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47">
                <text:p>-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46">
                <text:p>-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45">
                <text:p>-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44">
                <text:p>-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43">
                <text:p>-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42">
                <text:p>-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41">
                <text:p>-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40">
                <text:p>-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39">
                <text:p>-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38">
                <text:p>-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37">
                <text:p>-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36">
                <text:p>-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34">
                <text:p>-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32">
                <text:p>-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31">
                <text:p>-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30">
                <text:p>-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29">
                <text:p>-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28">
                <text:p>-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27">
                <text:p>-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26">
                <text:p>-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25">
                <text:p>-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24">
                <text:p>-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23">
                <text:p>-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22">
                <text:p>-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21">
                <text:p>-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0">
                <text:p>-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18">
                <text:p>-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17">
                <text:p>-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16">
                <text:p>-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15">
                <text:p>-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14">
                <text:p>-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13">
                <text:p>-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2">
                <text:p>-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1">
                <text:p>-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0">
                <text:p>-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9">
                <text:p>-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08">
                <text:p>-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4">
                <text:p>-1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3">
                <text:p>-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02">
                <text:p>-1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01">
                <text:p>-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00">
                <text:p>-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9">
                <text:p>-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8">
                <text:p>-9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97">
                <text:p>-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6">
                <text:p>-9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5">
                <text:p>-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94">
                <text:p>-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93">
                <text:p>-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92">
                <text:p>-9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90">
                <text:p>-9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8">
                <text:p>-8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6">
                <text:p>-8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4">
                <text:p>-8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2">
                <text:p>-82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0">
                <text:p>-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78">
                <text:p>-7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77">
                <text:p>-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76">
                <text:p>-7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75">
                <text:p>-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74">
                <text:p>-7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73">
                <text:p>-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72">
                <text:p>-72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71">
                <text:p>-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70">
                <text:p>-70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69">
                <text:p>-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68">
                <text:p>-68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66">
                <text:p>-66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64">
                <text:p>-64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63">
                <text:p>-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62">
                <text:p>-6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61">
                <text:p>-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60">
                <text:p>-60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9">
                <text:p>-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8">
                <text:p>-58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7">
                <text:p>-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6">
                <text:p>-56</text:p>
              </table:table-cell>
              <table:table-cell office:value-type="float" office:value="5277">
                <text:p>52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4">
                <text:p>-54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3">
                <text:p>-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2">
                <text:p>-52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1">
                <text:p>-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0">
                <text:p>-50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8">
                <text:p>-48</text:p>
              </table:table-cell>
              <table:table-cell office:value-type="float" office:value="8029">
                <text:p>8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47">
                <text:p>-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6">
                <text:p>-46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4">
                <text:p>-44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3">
                <text:p>-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2">
                <text:p>-42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1">
                <text:p>-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0">
                <text:p>-40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8">
                <text:p>-38</text:p>
              </table:table-cell>
              <table:table-cell office:value-type="float" office:value="12427">
                <text:p>124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7">
                <text:p>-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6">
                <text:p>-36</text:p>
              </table:table-cell>
              <table:table-cell office:value-type="float" office:value="13256">
                <text:p>132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4">
                <text:p>-34</text:p>
              </table:table-cell>
              <table:table-cell office:value-type="float" office:value="14278">
                <text:p>142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2">
                <text:p>-32</text:p>
              </table:table-cell>
              <table:table-cell office:value-type="float" office:value="15017">
                <text:p>150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0">
                <text:p>-30</text:p>
              </table:table-cell>
              <table:table-cell office:value-type="float" office:value="15882">
                <text:p>158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8">
                <text:p>-28</text:p>
              </table:table-cell>
              <table:table-cell office:value-type="float" office:value="16953">
                <text:p>169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6">
                <text:p>-26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4">
                <text:p>-24</text:p>
              </table:table-cell>
              <table:table-cell office:value-type="float" office:value="18892">
                <text:p>188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3">
                <text:p>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2">
                <text:p>-22</text:p>
              </table:table-cell>
              <table:table-cell office:value-type="float" office:value="20007">
                <text:p>200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0">
                <text:p>-20</text:p>
              </table:table-cell>
              <table:table-cell office:value-type="float" office:value="20613">
                <text:p>20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8">
                <text:p>-18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6">
                <text:p>-16</text:p>
              </table:table-cell>
              <table:table-cell office:value-type="float" office:value="22255">
                <text:p>22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4">
                <text:p>-14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2">
                <text:p>-12</text:p>
              </table:table-cell>
              <table:table-cell office:value-type="float" office:value="23281">
                <text:p>232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0">
                <text:p>-10</text:p>
              </table:table-cell>
              <table:table-cell office:value-type="float" office:value="23788">
                <text:p>237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8">
                <text:p>-8</text:p>
              </table:table-cell>
              <table:table-cell office:value-type="float" office:value="24484">
                <text:p>24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6">
                <text:p>-6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">
                <text:p>-4</text:p>
              </table:table-cell>
              <table:table-cell office:value-type="float" office:value="24502">
                <text:p>2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">
                <text:p>-2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5312">
                <text:p>253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">
                <text:p>4</text:p>
              </table:table-cell>
              <table:table-cell office:value-type="float" office:value="25058">
                <text:p>250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">
                <text:p>8</text:p>
              </table:table-cell>
              <table:table-cell office:value-type="float" office:value="24581">
                <text:p>245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">
                <text:p>10</text:p>
              </table:table-cell>
              <table:table-cell office:value-type="float" office:value="23729">
                <text:p>237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">
                <text:p>12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">
                <text:p>14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">
                <text:p>16</text:p>
              </table:table-cell>
              <table:table-cell office:value-type="float" office:value="22333">
                <text:p>22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">
                <text:p>18</text:p>
              </table:table-cell>
              <table:table-cell office:value-type="float" office:value="21346">
                <text:p>213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">
                <text:p>2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">
                <text:p>24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">
                <text:p>26</text:p>
              </table:table-cell>
              <table:table-cell office:value-type="float" office:value="18122">
                <text:p>181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">
                <text:p>28</text:p>
              </table:table-cell>
              <table:table-cell office:value-type="float" office:value="16996">
                <text:p>169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">
                <text:p>30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">
                <text:p>32</text:p>
              </table:table-cell>
              <table:table-cell office:value-type="float" office:value="15098">
                <text:p>150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">
                <text:p>34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  <table:table-cell office:value-type="float" office:value="13116">
                <text:p>131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">
                <text:p>38</text:p>
              </table:table-cell>
              <table:table-cell office:value-type="float" office:value="12117">
                <text:p>121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">
                <text:p>40</text:p>
              </table:table-cell>
              <table:table-cell office:value-type="float" office:value="11361">
                <text:p>113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">
                <text:p>44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">
                <text:p>46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8">
                <text:p>48</text:p>
              </table:table-cell>
              <table:table-cell office:value-type="float" office:value="7990">
                <text:p>799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">
                <text:p>50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">
                <text:p>52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">
                <text:p>56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8">
                <text:p>58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">
                <text:p>6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">
                <text:p>64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6">
                <text:p>66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">
                <text:p>68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0">
                <text:p>7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2">
                <text:p>72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4">
                <text:p>74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6">
                <text:p>7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8">
                <text:p>7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0">
                <text:p>8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">
                <text:p>8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">
                <text:p>8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6">
                <text:p>8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8">
                <text:p>8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">
                <text:p>9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2">
                <text:p>9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4">
                <text:p>9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6">
                <text:p>9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8">
                <text:p>9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2">
                <text:p>1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">
                <text:p>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